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cc6699" draw:textarea-horizontal-align="justify" draw:textarea-vertical-align="middle" draw:auto-grow-height="false"/>
    </style:style>
    <style:style style:name="gr2" style:family="graphic" style:parent-style-name="standard">
      <style:graphic-properties draw:fill="solid" draw:fill-color="#cccccc" draw:textarea-horizontal-align="justify" draw:textarea-vertical-align="middle" draw:auto-grow-height="false"/>
    </style:style>
    <style:style style:name="gr3" style:family="graphic" style:parent-style-name="standard">
      <style:graphic-properties draw:fill="solid" draw:fill-color="#996633" draw:textarea-horizontal-align="justify" draw:textarea-vertical-align="middle" draw:auto-grow-height="false"/>
    </style:style>
    <style:style style:name="gr4" style:family="graphic" style:parent-style-name="standard">
      <style:graphic-properties draw:fill="solid" draw:fill-color="#579d1c" draw:textarea-horizontal-align="justify" draw:textarea-vertical-align="middle" draw:auto-grow-height="false"/>
    </style:style>
    <style:style style:name="gr5" style:family="graphic" style:parent-style-name="standard">
      <style:graphic-properties svg:stroke-color="#333333" draw:fill="solid" draw:fill-color="#000000" draw:textarea-horizontal-align="justify" draw:textarea-vertical-align="middle" draw:auto-grow-height="false"/>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dash" draw:stroke-dash="Fine_20_Dashed" draw:fill="none" draw:textarea-horizontal-align="justify" draw:textarea-vertical-align="middle" draw:auto-grow-height="false"/>
    </style:style>
    <style:style style:name="gr9" style:family="graphic" style:parent-style-name="objectwithoutfill">
      <style:graphic-properties draw:marker-end="Triangle_20_unfilled" draw:marker-end-width="0.3cm" draw:fill="none" draw:textarea-vertical-align="middle"/>
    </style:style>
    <style:style style:name="gr10" style:family="graphic" style:parent-style-name="standard">
      <style:graphic-properties draw:stroke="none" draw:fill="gradient" draw:fill-gradient-name="Gradient_20_2"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false" draw:auto-grow-width="false" draw:fit-to-size="shrink-to-fit" fo:min-height="0.526cm" fo:min-width="4.199cm" draw:shadow-offset-x="0.203cm" draw:shadow-offset-y="0.203cm"/>
    </style:style>
    <style:style style:name="gr12" style:family="graphic" style:parent-style-name="standard">
      <style:graphic-properties draw:fill="solid" draw:fill-color="#9999cc" draw:textarea-horizontal-align="justify" draw:textarea-vertical-align="middle" draw:auto-grow-height="false"/>
    </style:style>
    <style:style style:name="gr13" style:family="graphic" style:parent-style-name="standard">
      <style:graphic-properties draw:fill="solid" draw:fill-color="#ffffff" draw:textarea-horizontal-align="justify" draw:textarea-vertical-align="middle" draw:auto-grow-height="false"/>
    </style:style>
    <style:style style:name="gr14" style:family="graphic" style:parent-style-name="standard">
      <style:graphic-properties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gradient" draw:fill-gradient-name="Gradient_20_3" draw:textarea-horizontal-align="justify" draw:textarea-vertical-align="middle" draw:auto-grow-height="false"/>
    </style:style>
    <style:style style:name="gr17" style:family="graphic" style:parent-style-name="standard">
      <style:graphic-properties draw:fill="solid" draw:fill-color="#339966" draw:textarea-horizontal-align="justify" draw:textarea-vertical-align="middle" draw:auto-grow-height="false"/>
    </style:style>
    <style:style style:name="gr18" style:family="graphic" style:parent-style-name="standard">
      <style:graphic-properties draw:fill="solid" draw:fill-color="#83caff" draw:textarea-horizontal-align="justify" draw:textarea-vertical-align="middle" draw:auto-grow-height="false"/>
    </style:style>
    <style:style style:name="gr19" style:family="graphic" style:parent-style-name="standard">
      <style:graphic-properties draw:textarea-horizontal-align="justify" draw:textarea-vertical-align="middle" draw:auto-grow-height="false"/>
    </style:style>
    <style:style style:name="gr20" style:family="graphic" style:parent-style-name="objectwithoutfill">
      <style:graphic-properties draw:marker-end="Arrow" draw:marker-end-width="0.203cm" draw:fill="none" draw:textarea-vertical-align="middl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tyle="italic" style:font-style-asian="italic" style:font-style-complex="italic"/>
    </style:style>
    <style:style style:name="P4" style:family="paragraph">
      <style:paragraph-properties fo:text-align="center"/>
      <style:text-properties fo:color="#ffffff" fo:font-size="11pt" style:font-size-asian="11pt" style:font-size-complex="11pt"/>
    </style:style>
    <style:style style:name="P5" style:family="paragraph">
      <style:paragraph-properties fo:text-align="center"/>
      <style:text-properties fo:font-size="11pt" style:font-size-asian="11pt" style:font-size-complex="11pt"/>
    </style:style>
    <style:style style:name="P6" style:family="paragraph">
      <style:paragraph-properties fo:margin-top="0cm" fo:margin-bottom="0cm" style:line-height-at-least="0.025cm">
        <style:tab-stops/>
      </style:paragraph-properties>
    </style:style>
    <style:style style:name="P7" style:family="paragraph">
      <style:paragraph-properties fo:margin-top="0cm" fo:margin-bottom="0cm" style:line-height-at-least="0.025cm">
        <style:tab-stops/>
      </style:paragraph-properties>
      <style:text-properties fo:font-size="10pt" style:font-size-asian="10pt" style:font-size-complex="10pt"/>
    </style:style>
    <style:style style:name="P8" style:family="paragraph">
      <style:paragraph-properties fo:text-align="center"/>
      <style:text-properties fo:font-size="8pt" style:font-size-asian="8pt" style:font-size-complex="8pt"/>
    </style:style>
    <style:style style:name="P9" style:family="paragraph">
      <style:text-properties fo:font-size="7pt" style:font-size-asian="7pt" style:font-size-complex="7pt"/>
    </style:style>
    <style:style style:name="P10" style:family="paragraph">
      <style:paragraph-properties fo:text-align="center"/>
      <style:text-properties fo:color="#ffffff"/>
    </style:style>
    <style:style style:name="P11" style:family="paragraph">
      <style:paragraph-properties fo:text-align="center"/>
      <style:text-properties fo:font-size="10pt" style:font-size-asian="10pt" style:font-size-complex="10pt"/>
    </style:style>
    <style:style style:name="P12" style:family="paragraph">
      <style:text-properties fo:font-size="12pt" style:font-size-asian="12pt" style:font-size-complex="12pt"/>
    </style:style>
    <style:style style:name="T1" style:family="text">
      <style:text-properties fo:font-size="13pt" style:font-size-asian="13pt" style:font-size-complex="13pt"/>
    </style:style>
    <style:style style:name="T2" style:family="text">
      <style:text-properties fo:font-style="italic" style:font-style-asian="italic" style:font-style-complex="italic"/>
    </style:style>
    <style:style style:name="T3" style:family="text">
      <style:text-properties fo:color="#ffffff" fo:font-size="11pt" style:font-size-asian="11pt" style:font-size-complex="11pt"/>
    </style:style>
    <style:style style:name="T4" style:family="text">
      <style:text-properties fo:font-size="10pt" style:font-size-asian="10pt" style:font-size-complex="10pt"/>
    </style:style>
    <style:style style:name="T5" style:family="text">
      <style:text-properties fo:font-size="8pt" style:font-size-asian="8pt" style:font-size-complex="8pt"/>
    </style:style>
    <style:style style:name="T6" style:family="text">
      <style:text-properties fo:font-size="7pt" style:font-size-asian="7pt" style:font-size-complex="7pt"/>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461cm" svg:height="2.54cm" svg:x="8.112cm" svg:y="11.541cm">
          <text:p text:style-name="P1"><text:span text:style-name="T1"/></text:p>
          <text:p text:style-name="P1"><text:span text:style-name="T1"/></text:p>
          <text:p text:style-name="P1"><text:span text:style-name="T1"/></text:p>
          <text:p text:style-name="P1"><text:span text:style-name="T1">Debu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4" draw:id="id4" draw:layer="layout" svg:width="3.048cm" svg:height="1.397cm" svg:x="13.084cm" svg:y="14.346cm">
          <text:p text:style-name="P1"><text:span text:style-name="T2">Code</text:span></text:p>
          <draw:enhanced-geometry svg:viewBox="0 0 21600 21600" draw:type="rectangle" draw:enhanced-path="M 0 0 L 21600 0 21600 21600 0 21600 0 0 Z N"/>
        </draw:custom-shape>
        <draw:custom-shape draw:style-name="gr3" draw:text-style-name="P4" draw:layer="layout" svg:width="2.667cm" svg:height="1.651cm" svg:x="8.269cm" svg:y="3.375cm">
          <text:p text:style-name="P1"><text:span text:style-name="T3">User sto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1.397cm" svg:height="1.778cm" svg:x="11.444cm" svg:y="3.248cm">
          <text:p text:style-name="P1"><text:span text:style-name="T3">Spec</text:span></text:p>
          <draw:enhanced-geometry svg:viewBox="0 0 21600 21600" draw:type="rectangle" draw:enhanced-path="M 0 0 L 21600 0 21600 21600 0 21600 0 0 Z N"/>
        </draw:custom-shape>
        <draw:custom-shape draw:style-name="gr4" draw:text-style-name="P2" xml:id="id6" draw:id="id6" draw:layer="layout" svg:width="3.683cm" svg:height="2.286cm" svg:x="11.833cm" svg:y="8.139cm">
          <text:p text:style-name="P1"><text:span text:style-name="T1">Write code</text:span></text:p>
          <text:p text:style-name="P1"><text:span text:style-name="T1">respecting</text:span></text:p>
          <text:p text:style-name="P1"><text:span text:style-name="T1">test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xml:id="id3" draw:id="id3" draw:layer="layout" svg:width="0.635cm" svg:height="0.635cm" svg:x="10.358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xml:id="id2" draw:id="id2" draw:layer="layout" svg:width="2.921cm" svg:height="1.778cm" svg:x="6.118cm" svg:y="8.393cm">
          <text:p text:style-name="P1"><text:span text:style-name="T1">Write 1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1" draw:layer="layout" draw:type="curve" svg:x1="7.888cm" svg:y1="4.264cm" svg:x2="6.118cm" svg:y2="9.282cm" draw:start-shape="id1" draw:start-glue-point="3" draw:end-shape="id2" draw:end-glue-point="3" svg:d="M7888 4264c-3408 0-2523 5018-1770 5018" svg:viewBox="0 0 2465 5019">
          <text:p/>
        </draw:connector>
        <draw:custom-shape draw:style-name="gr8" draw:text-style-name="P1" xml:id="id1" draw:id="id1" draw:layer="layout" svg:width="5.588cm" svg:height="2.794cm" svg:x="7.888cm" svg:y="2.867cm">
          <text:p/>
          <draw:enhanced-geometry svg:viewBox="0 0 21600 21600" draw:type="rectangle" draw:enhanced-path="M 0 0 L 21600 0 21600 21600 0 21600 0 0 Z N"/>
        </draw:custom-shape>
        <draw:connector draw:style-name="gr7" draw:text-style-name="P1" draw:layer="layout" draw:type="curve" svg:x1="10.676cm" svg:y1="2.143cm" svg:x2="10.682cm" svg:y2="2.867cm" draw:start-shape="id3" draw:start-glue-point="8" draw:end-shape="id1" draw:end-glue-point="0" svg:d="M10676 2143c0 543 6 181 6 724" svg:viewBox="0 0 7 725">
          <text:p/>
        </draw:connector>
        <draw:custom-shape draw:style-name="gr2" draw:text-style-name="P3" xml:id="id5" draw:id="id5" draw:layer="layout" svg:width="3.048cm" svg:height="1.397cm" svg:x="5.383cm" svg:y="14.346cm">
          <text:p text:style-name="P1"><text:span text:style-name="T2">Tests</text:span></text:p>
          <draw:enhanced-geometry svg:viewBox="0 0 21600 21600" draw:type="rectangle" draw:enhanced-path="M 0 0 L 21600 0 21600 21600 0 21600 0 0 Z N"/>
        </draw:custom-shape>
        <draw:connector draw:style-name="gr9" draw:text-style-name="P1" draw:layer="layout" draw:type="line" svg:x1="13.084cm" svg:y1="15.044cm" svg:x2="8.431cm" svg:y2="15.044cm" draw:start-shape="id4" draw:end-shape="id5" draw:end-glue-point="1" svg:d="M13084 15044h-4653" svg:viewBox="0 0 4654 1">
          <text:p/>
        </draw:connector>
        <draw:custom-shape draw:style-name="gr10" draw:text-style-name="P1" draw:layer="layout" svg:width="1.651cm" svg:height="4.191cm" svg:x="6.091cm" svg:y="10.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7" draw:text-style-name="P1" draw:layer="layout" draw:type="curve" svg:x1="13.476cm" svg:y1="4.264cm" svg:x2="15.516cm" svg:y2="9.282cm" draw:start-shape="id1" draw:start-glue-point="1" draw:end-shape="id6" svg:d="M13476 4264c3811 0 2791 5018 2040 5018" svg:viewBox="0 0 2754 5019">
          <text:p/>
        </draw:connector>
        <draw:frame draw:style-name="gr11" draw:text-style-name="P7" draw:layer="layout" svg:width="2.667cm" svg:height="1.157cm" svg:x="6.969cm" svg:y="6.193cm">
          <draw:text-box>
            <text:p text:style-name="P6"><text:span text:style-name="T4">Log enabled on current developed test</text:span></text:p>
          </draw:text-box>
        </draw:frame>
        <draw:custom-shape draw:style-name="gr12" draw:text-style-name="P8" draw:layer="layout" svg:width="0.889cm" svg:height="1.27cm" svg:x="12.322cm" svg:y="11.668cm">
          <text:p text:style-name="P1"><text:span text:style-name="T5">Code</text:span></text:p>
          <text:p text:style-name="P1"><text:span text:style-name="T5">log</text:span></text:p>
          <draw:enhanced-geometry svg:viewBox="0 0 21600 21600" draw:type="rectangle" draw:enhanced-path="M 0 0 L 21600 0 21600 21600 0 21600 0 0 Z N"/>
        </draw:custom-shape>
        <draw:custom-shape draw:style-name="gr12" draw:text-style-name="P8" draw:layer="layout" svg:width="0.889cm" svg:height="1.27cm" svg:x="8.447cm" svg:y="11.668cm">
          <text:p text:style-name="P1"><text:span text:style-name="T5">Test</text:span></text:p>
          <text:p text:style-name="P1"><text:span text:style-name="T5">log</text:span></text:p>
          <draw:enhanced-geometry svg:viewBox="0 0 21600 21600" draw:type="rectangle" draw:enhanced-path="M 0 0 L 21600 0 21600 21600 0 21600 0 0 Z N"/>
        </draw:custom-shape>
        <draw:g>
          <draw:custom-shape draw:style-name="gr13" draw:text-style-name="P2" draw:layer="layout" svg:width="2.413cm" svg:height="1.397cm" svg:x="9.636cm" svg:y="11.668cm">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1989.138134592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1" draw:layer="layout" svg:width="1.015cm" svg:height="0.636cm" draw:transform="rotate (-1.57655591332648) translate (10.405cm 11.923cm)">
              <text:p/>
              <draw:enhanced-geometry draw:text-areas="4000 ?f1 ?f5 ?f2" draw:glue-points="0 10800 21600 10800 ?f0 0 ?f0 21600" draw:type="mso-spt100" draw:modifiers="14925.321888412 6795.5056179775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5" draw:text-style-name="P9" draw:layer="layout" svg:width="1.764cm" svg:height="0.809cm" svg:x="10.151cm" svg:y="11.902cm">
              <draw:text-box>
                <text:p><text:span text:style-name="T6">Debugger</text:span></text:p>
                <text:p><text:span text:style-name="T6">step into, ...</text:span></text:p>
              </draw:text-box>
            </draw:frame>
          </draw:g>
        </draw:g>
        <draw:custom-shape draw:style-name="gr14" draw:text-style-name="P1" draw:layer="layout" svg:width="1.52cm" svg:height="1.016cm" draw:transform="rotate (-1.58196643400766) translate (9.128cm 10.15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1" draw:layer="layout" svg:width="1.271cm" svg:height="1.016cm" draw:transform="rotate (-1.58196643400766) translate (13.527cm 10.403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6" draw:text-style-name="P1" draw:layer="layout" svg:width="1.651cm" svg:height="3.852cm" svg:x="13.738cm" svg:y="10.4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4" draw:layer="Steps" svg:width="0.889cm" svg:height="0.889cm" svg:x="5.445cm" svg:y="11.033cm">
          <text:p text:style-name="P10"><text:span text:style-name="T3">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Steps" svg:width="0.889cm" svg:height="0.889cm" svg:x="10.017cm" svg:y="8.747cm">
          <text:p text:style-name="P10"><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Steps" svg:width="0.889cm" svg:height="0.889cm" svg:x="9.382cm" svg:y="10.652cm">
          <text:p text:style-name="P10"><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Steps" svg:width="0.889cm" svg:height="0.889cm" svg:x="13.7cm" svg:y="11.033cm">
          <text:p text:style-name="P10"><text:span text:style-name="T3">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1" draw:layer="Steps" svg:width="1.016cm" svg:height="0.635cm" svg:x="6.334cm" svg:y="11.16cm">
          <text:p text:style-name="P11"><text:span text:style-name="T4">?%</text:span></text:p>
          <draw:enhanced-geometry svg:viewBox="0 0 21600 21600" draw:type="rectangle" draw:enhanced-path="M 0 0 L 21600 0 21600 21600 0 21600 0 0 Z N"/>
        </draw:custom-shape>
        <draw:custom-shape draw:style-name="gr18" draw:text-style-name="P11" draw:layer="Steps" svg:width="1.016cm" svg:height="0.635cm" svg:x="4.302cm" svg:y="15.859cm">
          <text:p text:style-name="P11"><text:span text:style-name="T4">?%</text:span></text:p>
          <draw:enhanced-geometry svg:viewBox="0 0 21600 21600" draw:type="rectangle" draw:enhanced-path="M 0 0 L 21600 0 21600 21600 0 21600 0 0 Z N"/>
        </draw:custom-shape>
        <draw:custom-shape draw:style-name="gr18" draw:text-style-name="P11" draw:layer="Steps" svg:width="1.016cm" svg:height="0.635cm" svg:x="14.589cm" svg:y="11.16cm">
          <text:p text:style-name="P11"><text:span text:style-name="T4">?%</text:span></text:p>
          <draw:enhanced-geometry svg:viewBox="0 0 21600 21600" draw:mirror-horizontal="false" draw:mirror-vertical="false" draw:type="rectangle" draw:enhanced-path="M 0 0 L 21600 0 21600 21600 0 21600 0 0 Z N"/>
        </draw:custom-shape>
        <draw:custom-shape draw:style-name="gr18" draw:text-style-name="P11" draw:layer="Steps" svg:width="1.016cm" svg:height="0.635cm" svg:x="10.271cm" svg:y="10.779cm">
          <text:p text:style-name="P11"><text:span text:style-name="T4">?%</text:span></text:p>
          <draw:enhanced-geometry svg:viewBox="0 0 21600 21600" draw:type="rectangle" draw:enhanced-path="M 0 0 L 21600 0 21600 21600 0 21600 0 0 Z N"/>
        </draw:custom-shape>
        <draw:custom-shape draw:style-name="gr8" draw:text-style-name="P1" draw:layer="Steps" svg:width="12.827cm" svg:height="8.509cm" svg:x="4.302cm" svg:y="7.985cm">
          <text:p/>
          <draw:enhanced-geometry svg:viewBox="0 0 21600 21600" draw:type="rectangle" draw:enhanced-path="M 0 0 L 21600 0 21600 21600 0 21600 0 0 Z N"/>
        </draw:custom-shape>
        <draw:frame draw:style-name="gr15" draw:text-style-name="P12" draw:layer="Steps" svg:width="4.257cm" svg:height="0.729cm" svg:x="5.191cm" svg:y="15.859cm">
          <draw:text-box>
            <text:p><text:span text:style-name="T7">Environment setting</text:span></text:p>
          </draw:text-box>
        </draw:frame>
        <draw:custom-shape draw:style-name="gr17" draw:text-style-name="P4" draw:layer="Steps" svg:width="0.889cm" svg:height="0.889cm" svg:x="3.794cm" svg:y="14.97cm">
          <text:p text:style-name="P10"><text:span text:style-name="T3">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xml:id="id7" draw:id="id7" draw:layer="Steps" svg:width="0.127cm" svg:height="0.127cm" svg:x="8.94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 xml:id="id8" draw:id="id8" draw:layer="Steps" svg:width="0.127cm" svg:height="0.127cm" svg:x="11.76cm" svg:y="9.1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onnector draw:style-name="gr20" draw:text-style-name="P1" draw:layer="Steps" draw:type="curve" svg:x1="9.013cm" svg:y1="9.228cm" svg:x2="11.824cm" svg:y2="9.19cm" draw:start-shape="id7" draw:start-glue-point="4" draw:end-shape="id8" draw:end-glue-point="4" svg:d="M9013 9228c0-810 2811-791 2811-38" svg:viewBox="0 0 2812 606">
          <text:p/>
        </draw:connector>
        <draw:connector draw:style-name="gr20" draw:text-style-name="P1" draw:layer="Steps" draw:type="curve" svg:x1="11.824cm" svg:y1="9.317cm" svg:x2="9.058cm" svg:y2="9.337cm" draw:start-shape="id8" draw:start-glue-point="8" draw:end-shape="id7" draw:end-glue-point="9" svg:d="M11824 9317c0 808-2766 798-2766 20" svg:viewBox="0 0 2767 60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ffd320" draw:end-color="#cccccc" draw:start-intensity="100%" draw:end-intensity="100%" draw:angle="300" draw:border="0%"/>
    <draw:gradient draw:name="Gradient_20_3" draw:display-name="Gradient 3" draw:style="linear" draw:start-color="#579d1c" draw:end-color="#cccccc" draw:start-intensity="100%" draw:end-intensity="100%" draw:angle="300" draw:border="0%"/>
    <draw:marker draw:name="Arrow" svg:viewBox="0 0 20 30" svg:d="M10 0l-10 30h20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Step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30T20:24:07.960086400</meta:creation-date>
    <dc:date>2015-10-31T23:18:36.644800909</dc:date>
    <meta:editing-duration>PT58M56S</meta:editing-duration>
    <meta:editing-cycles>10</meta:editing-cycles>
    <meta:generator>LibreOffice/4.2.8.2$Linux_X86_64 LibreOffice_project/420m0$Build-2</meta:generator>
    <meta:document-statistic meta:object-count="40"/>
  </office:meta>
</office:document-meta>
</file>